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47ae"/>
    </style:style>
    <style:style style:name="P2" style:family="paragraph" style:parent-style-name="Standard">
      <style:text-properties officeooo:rsid="000810a3" officeooo:paragraph-rsid="000810a3"/>
    </style:style>
    <style:style style:name="P3" style:family="paragraph" style:parent-style-name="Standard">
      <style:text-properties officeooo:paragraph-rsid="000810a3"/>
    </style:style>
    <style:style style:name="P4" style:family="paragraph" style:parent-style-name="Standard">
      <style:text-properties officeooo:rsid="00090538" officeooo:paragraph-rsid="00090538"/>
    </style:style>
    <style:style style:name="P5" style:family="paragraph" style:parent-style-name="Standard">
      <style:text-properties officeooo:rsid="00062b1a" officeooo:paragraph-rsid="000747ae"/>
    </style:style>
    <style:style style:name="P6" style:family="paragraph" style:parent-style-name="Standard">
      <style:text-properties officeooo:rsid="00062b1a" officeooo:paragraph-rsid="000f4e6d"/>
    </style:style>
    <style:style style:name="P7" style:family="paragraph" style:parent-style-name="Standard">
      <style:text-properties officeooo:rsid="00062b1a" officeooo:paragraph-rsid="00062b1a"/>
    </style:style>
    <style:style style:name="P8" style:family="paragraph" style:parent-style-name="Standard" style:list-style-name="L1">
      <style:text-properties officeooo:rsid="000810a3" officeooo:paragraph-rsid="000810a3"/>
    </style:style>
    <style:style style:name="P9" style:family="paragraph" style:parent-style-name="Standard">
      <style:text-properties fo:font-weight="bold" officeooo:rsid="00062b1a" officeooo:paragraph-rsid="000f4e6d" style:font-weight-asian="bold" style:font-weight-complex="bold"/>
    </style:style>
    <style:style style:name="P10" style:family="paragraph" style:parent-style-name="Standard">
      <style:text-properties officeooo:paragraph-rsid="000db5c2"/>
    </style:style>
    <style:style style:name="T1" style:family="text">
      <style:text-properties officeooo:rsid="00062b1a"/>
    </style:style>
    <style:style style:name="T2" style:family="text">
      <style:text-properties officeooo:rsid="000747ae"/>
    </style:style>
    <style:style style:name="T3" style:family="text">
      <style:text-properties officeooo:rsid="000810a3"/>
    </style:style>
    <style:style style:name="T4" style:family="text">
      <style:text-properties officeooo:rsid="00090538"/>
    </style:style>
    <style:style style:name="T5" style:family="text">
      <style:text-properties officeooo:rsid="000f4e6d"/>
    </style:style>
    <style:style style:name="T6" style:family="text">
      <style:text-properties officeooo:rsid="000db5c2"/>
    </style:style>
    <style:style style:name="T7" style:family="text">
      <style:text-properties officeooo:rsid="001137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binatorial Optimization <text:span text:style-name="T5">labolatory</text:span></text:p>
      <text:p text:style-name="P6">Artificial Intelligence 2021 sem. 3¶</text:p>
      <text:p text:style-name="P6">Library Book Assignment</text:p>
      <text:p text:style-name="P6">Kacper Trębacz 145453</text:p>
      <text:p text:style-name="P6">Jan Gruszczyński ....</text:p>
      <text:p text:style-name="P6"/>
      <text:p text:style-name="P9"><text:span text:style-name="T5">T</text:span>heoretical description</text:p>
      <text:p text:style-name="P7"/>
      <text:p text:style-name="P1"><text:span text:style-name="T2">Our task was to implement an algorithm that from a given set of libraries we were supposed to chose from them books that will be scanned. Every book </text:span><text:span text:style-name="T3">has a value. Our goal was to maximize the <text:s/>sum of values of scanned books.</text:span></text:p>
      <text:p text:style-name="P1"/>
      <text:p text:style-name="P5">Main Part of our algorithm is a genetic algorithm. An individual in this algorithm is a tuple of library ids in order. The order corresponds to the order in which libraries will be signed up during signing process.</text:p>
      <text:p text:style-name="P1"><text:span text:style-name="T1">Initial population consists of a few individuals generated by our heurystic algorithms and some random ones. </text:span><text:span text:style-name="T3">Every</text:span><text:span text:style-name="T1"> heurystic algorithms sort libraries according to a given function (details in implementation) </text:span><text:span text:style-name="T3">and then,</text:span><text:span text:style-name="T1"> selects them till there are enough days left. There is also one special algorithm that we called greedy interval solver because it works same as algorithms above, except the fact that it sorts the libraries that left </text:span><text:span text:style-name="T3">again </text:span><text:span text:style-name="T1">every n iterations.</text:span></text:p>
      <text:p text:style-name="P5">In genetic algorithm the score of an individual is calculated by selecting as many most valuable books as possible excluding books chosen for previous libraries. </text:p>
      <text:p text:style-name="P1"/>
      <text:p text:style-name="P2">Our algorithm has the following steps:</text:p>
      <text:list xml:id="list42753669" text:style-name="L1">
        <text:list-item>
          <text:p text:style-name="P8">Intitial population generation:</text:p>
          <text:p text:style-name="P8">Here we use various heurystic algorithms to generate intial population. Every<text:span text:style-name="T1"> heurystic algorithms sort libraries according to a given function (details in implementation) </text:span>and then,<text:span text:style-name="T1"> selects them till there are enough days left. There is also one special algorithm that we called greedy interval solver because it works same as algorithms above, except the fact that it sorts the libraries that left </text:span>again <text:span text:style-name="T1">every n iterations. </text:span>Than we add random individuals till we reach a given poulation size.</text:p>
        </text:list-item>
        <text:list-item>
          <text:p text:style-name="P8">Genetic algorithm:</text:p>
          <text:p text:style-name="P8">Genetic algorithm starts with our initial population and works in the following way. Every creates the next population by:</text:p>
          <text:list>
            <text:list-item>
              <text:p text:style-name="P8">Preserving a given population percentage selecting individual by means of a tournament.</text:p>
            </text:list-item>
            <text:list-item>
              <text:p text:style-name="P8">While population size is not reached it selects 2 individuals by means of tournament and then with 50% probability it mutates them or makes a crossover</text:p>
              <text:p text:style-name="P8">algorithm works till it runs of of time that it is given</text:p>
            </text:list-item>
          </text:list>
        </text:list-item>
        <text:list-item>
          <text:p text:style-name="P8">Randomized hill climbing:</text:p>
          <text:p text:style-name="P8">In this step we select best inividual from previous iteration and perform “randomzied hillclimbing”. Essentially we perform a few mutations on this individual, than select best of them, and if it is better then current best we make It the best one. Algorithm runs till it runs out of time</text:p>
        </text:list-item>
        <text:list-item>
          <text:p text:style-name="P8">Max flow max cost</text:p>
          <text:p text:style-name="P8">In this step we take individual obtained in previous step and than make library to book assignment be transforming it into flow graph an finding max flow and max cost, where flow is number of books and cost is book values.</text:p>
        </text:list-item>
      </text:list>
      <text:p text:style-name="P4"/>
      <text:p text:style-name="P4">Expl<text:span text:style-name="T5">a</text:span>nation:</text:p>
      <text:p text:style-name="P3"><text:span text:style-name="T3">At first we generate our population using heurystics, because then </text:span><text:span text:style-name="T4">genetic algorithm</text:span><text:span text:style-name="T3"> does not need to waste time to generate potentially good solutions from just random ordering. We also add some random solutions, because we want our genetic algorithm to explore </text:span><text:span text:style-name="T4">more at the beginning and </text:span><text:soft-page-break/><text:span text:style-name="T4">converge to better solutions later thanks to tournament selection. Than we use randomized hill climbing to tweak a lit</text:span><text:span text:style-name="T5">t</text:span><text:span text:style-name="T4">le score of just the potentially best individual and not waste time for others. Till this point we were making book assignments in a ‘greedy’ way, which does not need to be the best. That is why we use max flow min cost to generate best possible assignment for our final individual.</text:span></text:p>
      <text:p text:style-name="P10"><text:span text:style-name="T6">Implementation, conclusion and </text:span><text:span text:style-name="T5">sources that we have used</text:span><text:span text:style-name="T6"> are </text:span><text:span text:style-name="T7">enclosed</text:span><text:span text:style-name="T6"> in a separate file called report, which was included in Jupyter noteboook, html and pdf formats.</text:span></text:p>
      <text:list xml:id="list221941908941843" text:continue-numbering="true" text:style-name="L1">
        <text:list-header>
          <text:p text:style-name="P8"/>
        </text:list-header>
      </text:list>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6T12:36:33.011169847</meta:creation-date>
    <dc:date>2021-01-16T22:12:34.988859304</dc:date>
    <meta:editing-duration>PT3H51M53S</meta:editing-duration>
    <meta:editing-cycles>4</meta:editing-cycles>
    <meta:generator>LibreOffice/6.4.6.2$Linux_X86_64 LibreOffice_project/40$Build-2</meta:generator>
    <meta:document-statistic meta:table-count="0" meta:image-count="0" meta:object-count="0" meta:page-count="2" meta:paragraph-count="25" meta:word-count="602" meta:character-count="3649" meta:non-whitespace-character-count="3076"/>
  </office:meta>
</office:document-meta>
</file>